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ackground-color="#dddddd" fo:border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33" style:family="table-cell" style:parent-style-name="Default">
      <style:table-cell-properties fo:background-color="#dddddd" fo:border="0.06pt solid #000000"/>
    </style:style>
    <style:style style:name="ce3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64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65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66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67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68" style:family="table-cell" style:parent-style-name="Default" style:data-style-name="N11"/>
    <style:style style:name="ce69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7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74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5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76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79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81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83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background-color="#ccffcc" fo:border="none"/>
      <style:text-properties style:font-name="Liberation Sans" style:font-name-asian="Droid Sans Fallback" style:font-name-complex="FreeSans"/>
    </style:style>
    <style:style style:name="ce86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49"/>
        <table:table-column table:style-name="co1" table:default-cell-style-name="ce58"/>
        <table:table-column table:style-name="co1" table:default-cell-style-name="ce65"/>
        <table:table-column table:style-name="co1" table:number-columns-repeated="3" table:default-cell-style-name="Default"/>
        <table:table-column table:style-name="co1" table:default-cell-style-name="ce49"/>
        <table:table-column table:style-name="co1" table:default-cell-style-name="ce58"/>
        <table:table-column table:style-name="co1" table:default-cell-style-name="ce65"/>
        <table:table-column table:style-name="co1" table:number-columns-repeated="3" table:default-cell-style-name="Default"/>
        <table:table-column table:style-name="co1" table:default-cell-style-name="ce49"/>
        <table:table-column table:style-name="co1" table:default-cell-style-name="ce58"/>
        <table:table-column table:style-name="co1" table:default-cell-style-name="ce65"/>
        <table:table-column table:style-name="co1" table:number-columns-repeated="8" table:default-cell-style-name="Default"/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  <table:table-cell/>
          <table:table-cell table:style-name="ce73" office:value-type="string" calcext:value-type="string">
            <text:p>Resultados</text:p>
          </table:table-cell>
          <table:table-cell table:style-name="ce74" office:value-type="string" calcext:value-type="string">
            <text:p>AVG</text:p>
          </table:table-cell>
          <table:table-cell table:style-name="ce79"/>
          <table:table-cell table:style-name="ce74" office:value-type="string" calcext:value-type="string">
            <text:p>STDEVP</text:p>
          </table:table-cell>
          <table:table-cell table:style-name="ce79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2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3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73" office:value-type="string" calcext:value-type="string">
            <text:p>Acurácia</text:p>
          </table:table-cell>
          <table:table-cell table:style-name="ce75" table:formula="of:=AVERAGE([.B7];[.H7];[.N7];[.B21];[.H21];[.N21];[.B35];[.H35];[.N35])" office:value-type="float" office:value="0.987812062581655" calcext:value-type="float">
            <text:p>0.9878120626</text:p>
          </table:table-cell>
          <table:table-cell table:style-name="ce80" table:formula="of:=ROUND([.T2];4)" office:value-type="percentage" office:value="0.9878" calcext:value-type="percentage">
            <text:p>98.78%</text:p>
          </table:table-cell>
          <table:table-cell table:style-name="ce83" table:formula="of:=STDEVP([.B7];[.H7];[.N7];[.B21];[.H21];[.N21];[.B35];[.H35];[.N35])" office:value-type="float" office:value="0.000500565217898709" calcext:value-type="float">
            <text:p>0.0005005652</text:p>
          </table:table-cell>
          <table:table-cell table:style-name="ce80" table:formula="of:=ROUND([.V2];4)" office:value-type="percentage" office:value="0.0005" calcext:value-type="percentage">
            <text:p>0.05%</text:p>
          </table:table-cell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8" table:formula="of:=SUM([.C3:.D3])" office:value-type="float" office:value="8" calcext:value-type="float">
            <text:p>8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8" table:formula="of:=SUM([.I3:.J3])" office:value-type="float" office:value="8" calcext:value-type="float">
            <text:p>8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1" calcext:value-type="float">
            <text:p>1</text:p>
          </table:table-cell>
          <table:table-cell table:style-name="ce58" table:formula="of:=SUM([.O3:.P3])" office:value-type="float" office:value="100" calcext:value-type="float">
            <text:p>100</text:p>
          </table:table-cell>
          <table:table-cell/>
          <table:table-cell table:style-name="ce73" office:value-type="string" calcext:value-type="string">
            <text:p>Precision</text:p>
          </table:table-cell>
          <table:table-cell table:style-name="ce76" table:formula="of:=AVERAGE([.B8];[.H8];[.N8];[.B22];[.H22];[.N22];[.N36];[.H36];[.B36])" office:value-type="float" office:value="0.966351981351981" calcext:value-type="float">
            <text:p>0.9663519814</text:p>
          </table:table-cell>
          <table:table-cell table:style-name="ce81" table:formula="of:=ROUND([.T3];4)" office:value-type="percentage" office:value="0.9664" calcext:value-type="percentage">
            <text:p>96.64%</text:p>
          </table:table-cell>
          <table:table-cell table:style-name="ce84" table:formula="of:=STDEVP([.B8];[.H8];[.N8];[.B22];[.H22];[.N22];[.N36];[.H36];[.B36])" office:value-type="float" office:value="0.0468056503507314" calcext:value-type="float">
            <text:p>0.0468056504</text:p>
          </table:table-cell>
          <table:table-cell table:style-name="ce81" table:formula="of:=ROUND([.V3];4)" office:value-type="percentage" office:value="0.0468" calcext:value-type="percentage">
            <text:p>4.68%</text:p>
          </table:table-cell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5400" calcext:value-type="float">
            <text:p>5400</text:p>
          </table:table-cell>
          <table:table-cell table:style-name="ce58" table:formula="of:=SUM([.C4:.D4])" office:value-type="float" office:value="5470" calcext:value-type="float">
            <text:p>547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5401" calcext:value-type="float">
            <text:p>5401</text:p>
          </table:table-cell>
          <table:table-cell table:style-name="ce58" table:formula="of:=SUM([.I4:.J4])" office:value-type="float" office:value="5470" calcext:value-type="float">
            <text:p>547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592" calcext:value-type="float">
            <text:p>592</text:p>
          </table:table-cell>
          <table:table-cell table:style-name="ce54" office:value-type="float" office:value="48609" calcext:value-type="float">
            <text:p>48609</text:p>
          </table:table-cell>
          <table:table-cell table:style-name="ce58" table:formula="of:=SUM([.O4:.P4])" office:value-type="float" office:value="49201" calcext:value-type="float">
            <text:p>49201</text:p>
          </table:table-cell>
          <table:table-cell/>
          <table:table-cell table:style-name="ce73" office:value-type="string" calcext:value-type="string">
            <text:p>Sensibilidade</text:p>
          </table:table-cell>
          <table:table-cell table:style-name="ce76" table:formula="of:=AVERAGE([.B9];[.H9];[.N9];[.B23];[.H23];[.N23];[.N37];[.H37];[.B37])" office:value-type="float" office:value="0.137113294082936" calcext:value-type="float">
            <text:p>0.1371132941</text:p>
          </table:table-cell>
          <table:table-cell table:style-name="ce81" table:formula="of:=ROUND([.T4];4)" office:value-type="percentage" office:value="0.1371" calcext:value-type="percentage">
            <text:p>13.71%</text:p>
          </table:table-cell>
          <table:table-cell table:style-name="ce84" table:formula="of:=STDEVP([.B9];[.H9];[.N9];[.B23];[.H23];[.N23];[.N37];[.H37];[.B37])" office:value-type="float" office:value="0.0334538479760554" calcext:value-type="float">
            <text:p>0.033453848</text:p>
          </table:table-cell>
          <table:table-cell table:style-name="ce81" table:formula="of:=ROUND([.V4];4)" office:value-type="percentage" office:value="0.0335" calcext:value-type="percentage">
            <text:p>3.35%</text:p>
          </table:table-cell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C3:.C4])" office:value-type="float" office:value="77" calcext:value-type="float">
            <text:p>77</text:p>
          </table:table-cell>
          <table:table-cell table:style-name="ce71" table:formula="of:=SUM([.D3:.D4])" office:value-type="float" office:value="5401" calcext:value-type="float">
            <text:p>5401</text:p>
          </table:table-cell>
          <table:table-cell table:style-name="ce72" table:formula="of:=SUM([.E3:.E4])" office:value-type="float" office:value="5478" calcext:value-type="float">
            <text:p>5478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I3:.I4])" office:value-type="float" office:value="77" calcext:value-type="float">
            <text:p>77</text:p>
          </table:table-cell>
          <table:table-cell table:style-name="ce71" table:formula="of:=SUM([.J3:.J4])" office:value-type="float" office:value="5401" calcext:value-type="float">
            <text:p>5401</text:p>
          </table:table-cell>
          <table:table-cell table:style-name="ce72" table:formula="of:=SUM([.K3:.K4])" office:value-type="float" office:value="5478" calcext:value-type="float">
            <text:p>5478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O3:.O4])" office:value-type="float" office:value="691" calcext:value-type="float">
            <text:p>691</text:p>
          </table:table-cell>
          <table:table-cell table:style-name="ce71" table:formula="of:=SUM([.P3:.P4])" office:value-type="float" office:value="48610" calcext:value-type="float">
            <text:p>48610</text:p>
          </table:table-cell>
          <table:table-cell table:style-name="ce72" table:formula="of:=SUM([.Q3:.Q4])" office:value-type="float" office:value="49301" calcext:value-type="float">
            <text:p>49301</text:p>
          </table:table-cell>
          <table:table-cell/>
          <table:table-cell table:style-name="ce73" office:value-type="string" calcext:value-type="string">
            <text:p>Miss Rate</text:p>
          </table:table-cell>
          <table:table-cell table:style-name="ce76" table:formula="of:=AVERAGE([.B10];[.H10];[.N10];[.B24];[.H24];[.N24];[.N38];[.H38];[.B38])" office:value-type="float" office:value="0.862886705917064" calcext:value-type="float">
            <text:p>0.8628867059</text:p>
          </table:table-cell>
          <table:table-cell table:style-name="ce81" table:formula="of:=ROUND([.T5];4)" office:value-type="percentage" office:value="0.8629" calcext:value-type="percentage">
            <text:p>86.29%</text:p>
          </table:table-cell>
          <table:table-cell table:style-name="ce84" table:formula="of:=STDEVP([.B10];[.H10];[.N10];[.B24];[.H24];[.N24];[.N38];[.H38];[.B38])" office:value-type="float" office:value="0.0334538479760554" calcext:value-type="float">
            <text:p>0.033453848</text:p>
          </table:table-cell>
          <table:table-cell table:style-name="ce81" table:formula="of:=ROUND([.V5];4)" office:value-type="percentage" office:value="0.0335" calcext:value-type="percentage">
            <text:p>3.35%</text:p>
          </table:table-cell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73" office:value-type="string" calcext:value-type="string">
            <text:p>Fall-Out</text:p>
          </table:table-cell>
          <table:table-cell table:style-name="ce76" table:formula="of:=AVERAGE([.B11];[.H11];[.N11];[.B25];[.H25];[.N25];[.N39];[.H39];[.B39])" office:value-type="float" office:value="0.0000640027325257635" calcext:value-type="float">
            <text:p>6.40027325257635E-005</text:p>
          </table:table-cell>
          <table:table-cell table:style-name="ce81" table:formula="of:=ROUND([.T6];4)" office:value-type="percentage" office:value="0.0001" calcext:value-type="percentage">
            <text:p>0.01%</text:p>
          </table:table-cell>
          <table:table-cell table:style-name="ce84" table:formula="of:=STDEVP([.B11];[.H11];[.N11];[.B25];[.H25];[.N25];[.N39];[.H39];[.B39])" office:value-type="float" office:value="0.0000858930990328993" calcext:value-type="float">
            <text:p>8.58930990328993E-005</text:p>
          </table:table-cell>
          <table:table-cell table:style-name="ce81" table:formula="of:=ROUND([.V6];4)" office:value-type="percentage" office:value="0.0001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]+[.D4])/([.E3]+[.E4])" office:value-type="float" office:value="0.987039065352318" calcext:value-type="float">
            <text:p>0.9870390654</text:p>
          </table:table-cell>
          <table:table-cell table:style-name="ce64" table:formula="of:=ROUND([.B7];4)" office:value-type="percentage" office:value="0.987" calcext:value-type="percentage">
            <text:p>98.70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]+[.J4])/([.K3]+[.K4])" office:value-type="float" office:value="0.987404162102957" calcext:value-type="float">
            <text:p>0.9874041621</text:p>
          </table:table-cell>
          <table:table-cell table:style-name="ce64" table:formula="of:=ROUND([.H7];4)" office:value-type="percentage" office:value="0.9874" calcext:value-type="percentage">
            <text:p>98.74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]+[.P4])/([.Q3]+[.Q4])" office:value-type="float" office:value="0.987971846412852" calcext:value-type="float">
            <text:p>0.9879718464</text:p>
          </table:table-cell>
          <table:table-cell table:style-name="ce64" table:formula="of:=ROUND([.N7];4)" office:value-type="percentage" office:value="0.988" calcext:value-type="percentage">
            <text:p>98.80%</text:p>
          </table:table-cell>
          <table:table-cell table:number-columns-repeated="3"/>
          <table:table-cell table:style-name="ce73" office:value-type="string" calcext:value-type="string">
            <text:p>Especificidade</text:p>
          </table:table-cell>
          <table:table-cell table:style-name="ce76" table:formula="of:=AVERAGE([.B12];[.H12];[.N12];[.B26];[.H26];[.N26];[.N40];[.H40];[.B40])" office:value-type="float" office:value="0.999935997267474" calcext:value-type="float">
            <text:p>0.9999359973</text:p>
          </table:table-cell>
          <table:table-cell table:style-name="ce81" table:formula="of:=ROUND([.T7];4)" office:value-type="percentage" office:value="0.9999" calcext:value-type="percentage">
            <text:p>99.99%</text:p>
          </table:table-cell>
          <table:table-cell table:style-name="ce85" table:formula="of:=STDEVP([.B12];[.H12];[.N12];[.B26];[.H26];[.N26];[.N40];[.H40];[.B40])" office:value-type="float" office:value="0.0000858930990328993" calcext:value-type="float">
            <text:p>8.58930990328993E-005</text:p>
          </table:table-cell>
          <table:table-cell table:style-name="ce81" table:formula="of:=ROUND([.V7];4)" office:value-type="percentage" office:value="0.0001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875" calcext:value-type="float">
            <text:p>0.875</text:p>
          </table:table-cell>
          <table:table-cell table:formula="of:=ROUND([.B8];4)" office:value-type="percentage" office:value="0.875" calcext:value-type="percentage">
            <text:p>87.5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I3]/([.I3]+[.J3])" office:value-type="float" office:value="1" calcext:value-type="float">
            <text:p>1</text:p>
          </table:table-cell>
          <table:table-cell table:formula="of:=ROUND([.H8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O3]/([.O3]+[.P3])" office:value-type="float" office:value="0.99" calcext:value-type="float">
            <text:p>0.99</text:p>
          </table:table-cell>
          <table:table-cell table:formula="of:=ROUND([.N8];4)" office:value-type="percentage" office:value="0.99" calcext:value-type="percentage">
            <text:p>99.00%</text:p>
          </table:table-cell>
          <table:table-cell table:number-columns-repeated="3"/>
          <table:table-cell table:style-name="ce73" office:value-type="string" calcext:value-type="string">
            <text:p>F-Measure</text:p>
          </table:table-cell>
          <table:table-cell table:style-name="ce77" table:formula="of:=AVERAGE([.B13];[.H13];[.N13];[.B27];[.H27];[.N27];[.N41];[.H41];[.B41])" office:value-type="float" office:value="0.238745427628969" calcext:value-type="float">
            <text:p>0.2387454276</text:p>
          </table:table-cell>
          <table:table-cell table:style-name="ce82" table:formula="of:=ROUND([.T8];4)" office:value-type="percentage" office:value="0.2387" calcext:value-type="percentage">
            <text:p>23.87%</text:p>
          </table:table-cell>
          <table:table-cell table:style-name="ce86" table:formula="of:=STDEVP([.B13];[.H13];[.N13];[.B27];[.H27];[.N27];[.N41];[.H41];[.B41])" office:value-type="float" office:value="0.0522042590894842" calcext:value-type="float">
            <text:p>0.0522042591</text:p>
          </table:table-cell>
          <table:table-cell table:style-name="ce82" table:formula="of:=ROUND([.V8];4)" office:value-type="percentage" office:value="0.0522" calcext:value-type="percentage">
            <text:p>5.22%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0909090909090909" calcext:value-type="float">
            <text:p>0.0909090909</text:p>
          </table:table-cell>
          <table:table-cell table:formula="of:=ROUND([.B9];4)" office:value-type="percentage" office:value="0.0909" calcext:value-type="percentage">
            <text:p>9.09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I3]/([.I3]+[.I4])" office:value-type="float" office:value="0.103896103896104" calcext:value-type="float">
            <text:p>0.1038961039</text:p>
          </table:table-cell>
          <table:table-cell table:formula="of:=ROUND([.H9];4)" office:value-type="percentage" office:value="0.1039" calcext:value-type="percentage">
            <text:p>10.39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O3]/([.O3]+[.O4])" office:value-type="float" office:value="0.143270622286541" calcext:value-type="float">
            <text:p>0.1432706223</text:p>
          </table:table-cell>
          <table:table-cell table:formula="of:=ROUND([.N9];4)" office:value-type="percentage" office:value="0.1433" calcext:value-type="percentage">
            <text:p>14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909090909090909" calcext:value-type="float">
            <text:p>0.9090909091</text:p>
          </table:table-cell>
          <table:table-cell table:formula="of:=ROUND([.B10];4)" office:value-type="percentage" office:value="0.9091" calcext:value-type="percentage">
            <text:p>90.91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I4]/([.I4]+[.I3])" office:value-type="float" office:value="0.896103896103896" calcext:value-type="float">
            <text:p>0.8961038961</text:p>
          </table:table-cell>
          <table:table-cell table:formula="of:=ROUND([.H10];4)" office:value-type="percentage" office:value="0.8961" calcext:value-type="percentage">
            <text:p>89.61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O4]/([.O4]+[.O3])" office:value-type="float" office:value="0.856729377713459" calcext:value-type="float">
            <text:p>0.8567293777</text:p>
          </table:table-cell>
          <table:table-cell table:formula="of:=ROUND([.N10];4)" office:value-type="percentage" office:value="0.8567" calcext:value-type="percentage">
            <text:p>85.67%</text:p>
          </table:table-cell>
          <table:table-cell table:number-columns-repeated="3"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000185150897981878" calcext:value-type="float">
            <text:p>0.0001851509</text:p>
          </table:table-cell>
          <table:table-cell table:formula="of:=ROUND([.B11];4)" office:value-type="percentage" office:value="0.0002" calcext:value-type="percentage">
            <text:p>0.02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H12]" office:value-type="float" office:value="0" calcext:value-type="float">
            <text:p>0</text:p>
          </table:table-cell>
          <table:table-cell table:formula="of:=ROUND([.H11];4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N12]" office:value-type="float" office:value="0.0000205718987862369" calcext:value-type="float">
            <text:p>2.05718987862369E-005</text:p>
          </table:table-cell>
          <table:table-cell table:formula="of:=ROUND([.N11];4)" office:value-type="percentage" office:value="0" calcext:value-type="percentage">
            <text:p>0.00%</text:p>
          </table:table-cell>
          <table:table-cell table:number-columns-repeated="3"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k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]/([.D4]+[.D3])" office:value-type="float" office:value="0.999814849102018" calcext:value-type="float">
            <text:p>0.9998148491</text:p>
          </table:table-cell>
          <table:table-cell table:style-name="ce66" table:formula="of:=ROUND([.B12];4)" office:value-type="percentage" office:value="0.9998" calcext:value-type="percentage">
            <text:p>99.98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formula="of:=[.J4]/([.J4]+[.J3])" office:value-type="float" office:value="1" calcext:value-type="float">
            <text:p>1</text:p>
          </table:table-cell>
          <table:table-cell table:formula="of:=ROUND([.H12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61" table:formula="of:=[.P4]/([.P4]+[.P3])" office:value-type="float" office:value="0.999979428101214" calcext:value-type="float">
            <text:p>0.9999794281</text:p>
          </table:table-cell>
          <table:table-cell table:formula="of:=ROUND([.N12];4)" office:value-type="percentage" office:value="1" calcext:value-type="percentage">
            <text:p>100.00%</text:p>
          </table:table-cell>
          <table:table-cell table:number-columns-repeated="3"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U12:.V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0" table:formula="of:=2*[.B8]*[.B9]/([.B8]+[.B9])" office:value-type="float" office:value="0.164705882352941" calcext:value-type="float">
            <text:p>0.1647058824</text:p>
          </table:table-cell>
          <table:table-cell table:style-name="ce67" table:formula="of:=ROUND([.B13];4)" office:value-type="percentage" office:value="0.1647" calcext:value-type="percentage">
            <text:p>16.47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8]*[.H9]/([.H8]+[.H9])" office:value-type="float" office:value="0.188235294117647" calcext:value-type="float">
            <text:p>0.1882352941</text:p>
          </table:table-cell>
          <table:table-cell table:style-name="ce69" table:formula="of:=ROUND([.H13];4)" office:value-type="percentage" office:value="0.1882" calcext:value-type="percentage">
            <text:p>18.82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8]*[.N9]/([.N8]+[.N9])" office:value-type="float" office:value="0.25031605562579" calcext:value-type="float">
            <text:p>0.2503160556</text:p>
          </table:table-cell>
          <table:table-cell table:style-name="ce67" table:formula="of:=ROUND([.N13];4)" office:value-type="percentage" office:value="0.2503" calcext:value-type="percentage">
            <text:p>25.03%</text:p>
          </table:table-cell>
          <table:table-cell table:number-columns-repeated="3"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U13:.V13])" office:value-type="float" office:value="0" calcext:value-type="float">
            <text:p>0</text:p>
          </table:table-cell>
        </table:table-row>
        <table:table-row table:style-name="ro1">
          <table:table-cell table:style-name="ce50"/>
          <table:table-cell table:style-name="Default"/>
          <table:table-cell table:style-name="ce68"/>
          <table:table-cell table:number-columns-repeated="3"/>
          <table:table-cell table:style-name="ce50"/>
          <table:table-cell table:style-name="Default"/>
          <table:table-cell table:style-name="ce68"/>
          <table:table-cell table:number-columns-repeated="3"/>
          <table:table-cell table:style-name="ce51"/>
          <table:table-cell table:style-name="Default"/>
          <table:table-cell table:style-name="ce68"/>
          <table:table-cell table:number-columns-repeated="3"/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U12:.U13])" office:value-type="float" office:value="0" calcext:value-type="float">
            <text:p>0</text:p>
          </table:table-cell>
          <table:table-cell table:style-name="ce71" table:formula="of:=SUM([.V12:.V13])" office:value-type="float" office:value="0" calcext:value-type="float">
            <text:p>0</text:p>
          </table:table-cell>
          <table:table-cell table:style-name="ce72" table:formula="of:=SUM([.W12:.W13])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  <table:table-cell/>
          <table:table-cell table:style-name="ce48" office:value-type="string" calcext:value-type="string">
            <text:p>Propriedades</text:p>
          </table:table-cell>
          <table:table-cell table:style-name="ce56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4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5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6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7" table:formula="of:=([.U12]+[.V13])/([.W12]+[.W13])" office:value-type="string" office:string-value="" calcext:value-type="error">
            <text:p>#DIV/0!</text:p>
          </table:table-cell>
          <table:table-cell table:style-name="ce64" table:formula="of:=ROUND([.T16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8" table:formula="of:=SUM([.C17:.D17])" office:value-type="float" office:value="11" calcext:value-type="float">
            <text:p>11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0" calcext:value-type="float">
            <text:p>0</text:p>
          </table:table-cell>
          <table:table-cell table:style-name="ce58" table:formula="of:=SUM([.I17:.J17])" office:value-type="float" office:value="14" calcext:value-type="float">
            <text:p>14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58" table:formula="of:=SUM([.O17:.P17])" office:value-type="float" office:value="12" calcext:value-type="float">
            <text:p>12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8" table:formula="of:=[.U12]/([.U12]+[.V12])" office:value-type="string" office:string-value="" calcext:value-type="error">
            <text:p>#DIV/0!</text:p>
          </table:table-cell>
          <table:table-cell table:style-name="ce65" table:formula="of:=ROUND([.T17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5400" calcext:value-type="float">
            <text:p>5400</text:p>
          </table:table-cell>
          <table:table-cell table:style-name="ce58" table:formula="of:=SUM([.C18:.D18])" office:value-type="float" office:value="5467" calcext:value-type="float">
            <text:p>5467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5401" calcext:value-type="float">
            <text:p>5401</text:p>
          </table:table-cell>
          <table:table-cell table:style-name="ce58" table:formula="of:=SUM([.I18:.J18])" office:value-type="float" office:value="5466" calcext:value-type="float">
            <text:p>5466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5401" calcext:value-type="float">
            <text:p>5401</text:p>
          </table:table-cell>
          <table:table-cell table:style-name="ce58" table:formula="of:=SUM([.O18:.P18])" office:value-type="float" office:value="5466" calcext:value-type="float">
            <text:p>5466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8" table:formula="of:=[.U12]/([.U12]+[.U13])" office:value-type="string" office:string-value="" calcext:value-type="error">
            <text:p>#DIV/0!</text:p>
          </table:table-cell>
          <table:table-cell table:style-name="ce65" table:formula="of:=ROUND([.T18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C17:.C18])" office:value-type="float" office:value="77" calcext:value-type="float">
            <text:p>77</text:p>
          </table:table-cell>
          <table:table-cell table:style-name="ce71" table:formula="of:=SUM([.D17:.D18])" office:value-type="float" office:value="5401" calcext:value-type="float">
            <text:p>5401</text:p>
          </table:table-cell>
          <table:table-cell table:style-name="ce72" table:formula="of:=SUM([.E17:.E18])" office:value-type="float" office:value="5478" calcext:value-type="float">
            <text:p>5478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I17:.I18])" office:value-type="float" office:value="79" calcext:value-type="float">
            <text:p>79</text:p>
          </table:table-cell>
          <table:table-cell table:style-name="ce71" table:formula="of:=SUM([.J17:.J18])" office:value-type="float" office:value="5401" calcext:value-type="float">
            <text:p>5401</text:p>
          </table:table-cell>
          <table:table-cell table:style-name="ce72" table:formula="of:=SUM([.K17:.K18])" office:value-type="float" office:value="5480" calcext:value-type="float">
            <text:p>548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O17:.O18])" office:value-type="float" office:value="77" calcext:value-type="float">
            <text:p>77</text:p>
          </table:table-cell>
          <table:table-cell table:style-name="ce71" table:formula="of:=SUM([.P17:.P18])" office:value-type="float" office:value="5401" calcext:value-type="float">
            <text:p>5401</text:p>
          </table:table-cell>
          <table:table-cell table:style-name="ce72" table:formula="of:=SUM([.Q17:.Q18])" office:value-type="float" office:value="5478" calcext:value-type="float">
            <text:p>5478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8" table:formula="of:=[.U13]/([.U13]+[.U12])" office:value-type="string" office:string-value="" calcext:value-type="error">
            <text:p>#DIV/0!</text:p>
          </table:table-cell>
          <table:table-cell table:style-name="ce65" table:formula="of:=ROUND([.T19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6" calcext:value-type="float">
            <text:p>6</text:p>
          </table:table-cell>
          <table:table-cell table:style-name="Default"/>
          <table:table-cell table:number-columns-repeated="3"/>
          <table:table-cell table:style-name="ce49" office:value-type="string" calcext:value-type="string">
            <text:p>Fall-Out</text:p>
          </table:table-cell>
          <table:table-cell table:style-name="ce58" table:formula="of:=1-[.T21]" office:value-type="string" office:string-value="" calcext:value-type="error">
            <text:p>#DIV/0!</text:p>
          </table:table-cell>
          <table:table-cell table:style-name="ce65" table:formula="of:=ROUND([.T20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17]+[.D18])/([.E17]+[.E18])" office:value-type="float" office:value="0.987586710478277" calcext:value-type="float">
            <text:p>0.9875867105</text:p>
          </table:table-cell>
          <table:table-cell table:style-name="ce64" table:formula="of:=ROUND([.B21];4)" office:value-type="percentage" office:value="0.9876" calcext:value-type="percentage">
            <text:p>98.76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17]+[.J18])/([.K17]+[.K18])" office:value-type="float" office:value="0.988138686131387" calcext:value-type="float">
            <text:p>0.9881386861</text:p>
          </table:table-cell>
          <table:table-cell table:style-name="ce64" table:formula="of:=ROUND([.H21];4)" office:value-type="percentage" office:value="0.9881" calcext:value-type="percentage">
            <text:p>98.8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17]+[.P18])/([.Q17]+[.Q18])" office:value-type="float" office:value="0.988134355604235" calcext:value-type="float">
            <text:p>0.9881343556</text:p>
          </table:table-cell>
          <table:table-cell table:style-name="ce64" table:formula="of:=ROUND([.N21];4)" office:value-type="percentage" office:value="0.9881" calcext:value-type="percentage">
            <text:p>98.81%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9" table:formula="of:=[.V13]/([.V13]+[.V12])" office:value-type="string" office:string-value="" calcext:value-type="error">
            <text:p>#DIV/0!</text:p>
          </table:table-cell>
          <table:table-cell table:style-name="ce66" table:formula="of:=ROUND([.T21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float" office:value="0.909090909090909" calcext:value-type="float">
            <text:p>0.9090909091</text:p>
          </table:table-cell>
          <table:table-cell table:formula="of:=ROUND([.B22];4)" office:value-type="percentage" office:value="0.9091" calcext:value-type="percentage">
            <text:p>90.91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I17]/([.I17]+[.J17])" office:value-type="float" office:value="1" calcext:value-type="float">
            <text:p>1</text:p>
          </table:table-cell>
          <table:table-cell table:formula="of:=ROUND([.H22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O17]/([.O17]+[.P17])" office:value-type="float" office:value="1" calcext:value-type="float">
            <text:p>1</text:p>
          </table:table-cell>
          <table:table-cell table:formula="of:=ROUND([.N22];4)" office:value-type="percentage" office:value="1" calcext:value-type="percentage">
            <text:p>100.00%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78" table:formula="of:=2*[.T17]*[.T18]/([.T17]+[.T18])" office:value-type="string" office:string-value="" calcext:value-type="error">
            <text:p>#DIV/0!</text:p>
          </table:table-cell>
          <table:table-cell table:style-name="ce67" table:formula="of:=ROUND([.T22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float" office:value="0.12987012987013" calcext:value-type="float">
            <text:p>0.1298701299</text:p>
          </table:table-cell>
          <table:table-cell table:formula="of:=ROUND([.B23];4)" office:value-type="percentage" office:value="0.1299" calcext:value-type="percentage">
            <text:p>12.99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I17]/([.I17]+[.I18])" office:value-type="float" office:value="0.177215189873418" calcext:value-type="float">
            <text:p>0.1772151899</text:p>
          </table:table-cell>
          <table:table-cell table:formula="of:=ROUND([.H23];4)" office:value-type="percentage" office:value="0.1772" calcext:value-type="percentage">
            <text:p>17.72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O17]/([.O17]+[.O18])" office:value-type="float" office:value="0.155844155844156" calcext:value-type="float">
            <text:p>0.1558441558</text:p>
          </table:table-cell>
          <table:table-cell table:formula="of:=ROUND([.N23];4)" office:value-type="percentage" office:value="0.1558" calcext:value-type="percentage">
            <text:p>15.5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float" office:value="0.87012987012987" calcext:value-type="float">
            <text:p>0.8701298701</text:p>
          </table:table-cell>
          <table:table-cell table:formula="of:=ROUND([.B24];4)" office:value-type="percentage" office:value="0.8701" calcext:value-type="percentage">
            <text:p>87.01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I18]/([.I18]+[.I17])" office:value-type="float" office:value="0.822784810126582" calcext:value-type="float">
            <text:p>0.8227848101</text:p>
          </table:table-cell>
          <table:table-cell table:formula="of:=ROUND([.H24];4)" office:value-type="percentage" office:value="0.8228" calcext:value-type="percentage">
            <text:p>82.28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O18]/([.O18]+[.O17])" office:value-type="float" office:value="0.844155844155844" calcext:value-type="float">
            <text:p>0.8441558442</text:p>
          </table:table-cell>
          <table:table-cell table:formula="of:=ROUND([.N24];4)" office:value-type="percentage" office:value="0.8442" calcext:value-type="percentage">
            <text:p>84.4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float" office:value="0.000185150897981878" calcext:value-type="float">
            <text:p>0.0001851509</text:p>
          </table:table-cell>
          <table:table-cell table:formula="of:=ROUND([.B25];4)" office:value-type="percentage" office:value="0.0002" calcext:value-type="percentage">
            <text:p>0.02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H26]" office:value-type="float" office:value="0" calcext:value-type="float">
            <text:p>0</text:p>
          </table:table-cell>
          <table:table-cell table:formula="of:=ROUND([.H25];4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N26]" office:value-type="float" office:value="0" calcext:value-type="float">
            <text:p>0</text:p>
          </table:table-cell>
          <table:table-cell table:formula="of:=ROUND([.N25];4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float" office:value="0.999814849102018" calcext:value-type="float">
            <text:p>0.9998148491</text:p>
          </table:table-cell>
          <table:table-cell table:formula="of:=ROUND([.B26];4)" office:value-type="percentage" office:value="0.9998" calcext:value-type="percentage">
            <text:p>99.98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J18]/([.J18]+[.J17])" office:value-type="float" office:value="1" calcext:value-type="float">
            <text:p>1</text:p>
          </table:table-cell>
          <table:table-cell table:style-name="ce66" table:formula="of:=ROUND([.H26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18]/([.P18]+[.P17])" office:value-type="float" office:value="1" calcext:value-type="float">
            <text:p>1</text:p>
          </table:table-cell>
          <table:table-cell table:style-name="ce66" table:formula="of:=ROUND([.N26];4)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42" table:formula="of:=2*[.B22]*[.B23]/([.B22]+[.B23])" office:value-type="float" office:value="0.227272727272727" calcext:value-type="float">
            <text:p>0.2272727273</text:p>
          </table:table-cell>
          <table:table-cell table:style-name="ce69" table:formula="of:=ROUND([.B27];4)" office:value-type="percentage" office:value="0.2273" calcext:value-type="percentage">
            <text:p>22.73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H22]*[.H23]/([.H22]+[.H23])" office:value-type="float" office:value="0.301075268817204" calcext:value-type="float">
            <text:p>0.3010752688</text:p>
          </table:table-cell>
          <table:table-cell table:style-name="ce67" table:formula="of:=ROUND([.H27];4)" office:value-type="percentage" office:value="0.3011" calcext:value-type="percentage">
            <text:p>30.11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22]*[.N23]/([.N22]+[.N23])" office:value-type="float" office:value="0.269662921348315" calcext:value-type="float">
            <text:p>0.2696629213</text:p>
          </table:table-cell>
          <table:table-cell table:style-name="ce67" table:formula="of:=ROUND([.N27];4)" office:value-type="percentage" office:value="0.2697" calcext:value-type="percentage">
            <text:p>26.97%</text:p>
          </table:table-cell>
          <table:table-cell table:number-columns-repeated="8"/>
        </table:table-row>
        <table:table-row table:style-name="ro1">
          <table:table-cell table:style-name="ce51"/>
          <table:table-cell table:style-name="Default"/>
          <table:table-cell table:style-name="ce68"/>
          <table:table-cell table:number-columns-repeated="3"/>
          <table:table-cell table:style-name="ce50"/>
          <table:table-cell table:style-name="Default"/>
          <table:table-cell table:style-name="ce68"/>
          <table:table-cell table:number-columns-repeated="3"/>
          <table:table-cell table:style-name="ce51"/>
          <table:table-cell table:style-name="Default"/>
          <table:table-cell table:style-name="ce68"/>
          <table:table-cell table:number-columns-repeated="8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0" office:value-type="string" calcext:value-type="string">
            <text:p>Referência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7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8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9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8" table:formula="of:=SUM([.C31:.D31])" office:value-type="float" office:value="7" calcext:value-type="float">
            <text:p>7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0" calcext:value-type="float">
            <text:p>0</text:p>
          </table:table-cell>
          <table:table-cell table:style-name="ce58" table:formula="of:=SUM([.I31:.J31])" office:value-type="float" office:value="14" calcext:value-type="float">
            <text:p>14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8" table:formula="of:=SUM([.O31:.P31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5401" calcext:value-type="float">
            <text:p>5401</text:p>
          </table:table-cell>
          <table:table-cell table:style-name="ce58" table:formula="of:=SUM([.C32:.D32])" office:value-type="float" office:value="5471" calcext:value-type="float">
            <text:p>5471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5401" calcext:value-type="float">
            <text:p>5401</text:p>
          </table:table-cell>
          <table:table-cell table:style-name="ce58" table:formula="of:=SUM([.I32:.J32])" office:value-type="float" office:value="5463" calcext:value-type="float">
            <text:p>5463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5400" calcext:value-type="float">
            <text:p>5400</text:p>
          </table:table-cell>
          <table:table-cell table:style-name="ce58" table:formula="of:=SUM([.O32:.P32])" office:value-type="float" office:value="5464" calcext:value-type="float">
            <text:p>5464</text:p>
          </table:table-cell>
          <table:table-cell table:number-columns-repeated="6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C31:.C32])" office:value-type="float" office:value="77" calcext:value-type="float">
            <text:p>77</text:p>
          </table:table-cell>
          <table:table-cell table:style-name="ce71" table:formula="of:=SUM([.D31:.D32])" office:value-type="float" office:value="5401" calcext:value-type="float">
            <text:p>5401</text:p>
          </table:table-cell>
          <table:table-cell table:style-name="ce72" table:formula="of:=SUM([.E31:.E32])" office:value-type="float" office:value="5478" calcext:value-type="float">
            <text:p>5478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I31:.I32])" office:value-type="float" office:value="76" calcext:value-type="float">
            <text:p>76</text:p>
          </table:table-cell>
          <table:table-cell table:style-name="ce71" table:formula="of:=SUM([.J31:.J32])" office:value-type="float" office:value="5401" calcext:value-type="float">
            <text:p>5401</text:p>
          </table:table-cell>
          <table:table-cell table:style-name="ce72" table:formula="of:=SUM([.K31:.K32])" office:value-type="float" office:value="5477" calcext:value-type="float">
            <text:p>5477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3" table:formula="of:=SUM([.O31:.O32])" office:value-type="float" office:value="76" calcext:value-type="float">
            <text:p>76</text:p>
          </table:table-cell>
          <table:table-cell table:style-name="ce71" table:formula="of:=SUM([.P31:.P32])" office:value-type="float" office:value="5401" calcext:value-type="float">
            <text:p>5401</text:p>
          </table:table-cell>
          <table:table-cell table:style-name="ce72" table:formula="of:=SUM([.Q31:.Q32])" office:value-type="float" office:value="5477" calcext:value-type="float">
            <text:p>5477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8" calcext:value-type="float">
            <text:p>8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9" calcext:value-type="float">
            <text:p>9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1]+[.D32])/([.E31]+[.E32])" office:value-type="float" office:value="0.987221613727638" calcext:value-type="float">
            <text:p>0.9872216137</text:p>
          </table:table-cell>
          <table:table-cell table:style-name="ce64" table:formula="of:=ROUND([.B35];4)" office:value-type="percentage" office:value="0.9872" calcext:value-type="percentage">
            <text:p>98.72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1]+[.J32])/([.K31]+[.K32])" office:value-type="float" office:value="0.988679934270586" calcext:value-type="float">
            <text:p>0.9886799343</text:p>
          </table:table-cell>
          <table:table-cell table:style-name="ce64" table:formula="of:=ROUND([.H35];4)" office:value-type="percentage" office:value="0.9887" calcext:value-type="percentage">
            <text:p>98.87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1]+[.P32])/([.Q31]+[.Q32])" office:value-type="float" office:value="0.988132189154647" calcext:value-type="float">
            <text:p>0.9881321892</text:p>
          </table:table-cell>
          <table:table-cell table:style-name="ce64" table:formula="of:=ROUND([.N35];4)" office:value-type="percentage" office:value="0.9881" calcext:value-type="percentage">
            <text:p>98.8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float" office:value="1" calcext:value-type="float">
            <text:p>1</text:p>
          </table:table-cell>
          <table:table-cell table:formula="of:=ROUND([.B36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I31]/([.I31]+[.J31])" office:value-type="float" office:value="1" calcext:value-type="float">
            <text:p>1</text:p>
          </table:table-cell>
          <table:table-cell table:formula="of:=ROUND([.H36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formula="of:=[.O31]/([.O31]+[.P31])" office:value-type="float" office:value="0.923076923076923" calcext:value-type="float">
            <text:p>0.9230769231</text:p>
          </table:table-cell>
          <table:table-cell table:formula="of:=ROUND([.N36];4)" office:value-type="percentage" office:value="0.9231" calcext:value-type="percentage">
            <text:p>92.3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float" office:value="0.0909090909090909" calcext:value-type="float">
            <text:p>0.0909090909</text:p>
          </table:table-cell>
          <table:table-cell table:formula="of:=ROUND([.B37];4)" office:value-type="percentage" office:value="0.0909" calcext:value-type="percentage">
            <text:p>9.09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I31]/([.I31]+[.I32])" office:value-type="float" office:value="0.184210526315789" calcext:value-type="float">
            <text:p>0.1842105263</text:p>
          </table:table-cell>
          <table:table-cell table:formula="of:=ROUND([.H37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formula="of:=[.O31]/([.O31]+[.O32])" office:value-type="float" office:value="0.157894736842105" calcext:value-type="float">
            <text:p>0.1578947368</text:p>
          </table:table-cell>
          <table:table-cell table:formula="of:=ROUND([.N37];4)" office:value-type="percentage" office:value="0.1579" calcext:value-type="percentage">
            <text:p>15.7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float" office:value="0.909090909090909" calcext:value-type="float">
            <text:p>0.9090909091</text:p>
          </table:table-cell>
          <table:table-cell table:formula="of:=ROUND([.B38];4)" office:value-type="percentage" office:value="0.9091" calcext:value-type="percentage">
            <text:p>90.91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I32]/([.I32]+[.I31])" office:value-type="float" office:value="0.81578947368421" calcext:value-type="float">
            <text:p>0.8157894737</text:p>
          </table:table-cell>
          <table:table-cell table:formula="of:=ROUND([.H38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formula="of:=[.O32]/([.O32]+[.O31])" office:value-type="float" office:value="0.842105263157895" calcext:value-type="float">
            <text:p>0.8421052632</text:p>
          </table:table-cell>
          <table:table-cell table:formula="of:=ROUND([.N38];4)" office:value-type="percentage" office:value="0.8421" calcext:value-type="percentage">
            <text:p>84.2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float" office:value="0" calcext:value-type="float">
            <text:p>0</text:p>
          </table:table-cell>
          <table:table-cell table:formula="of:=ROUND([.B39];4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H40]" office:value-type="float" office:value="0" calcext:value-type="float">
            <text:p>0</text:p>
          </table:table-cell>
          <table:table-cell table:formula="of:=ROUND([.H39];4)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formula="of:=1-[.N40]" office:value-type="float" office:value="0.000185150897981878" calcext:value-type="float">
            <text:p>0.0001851509</text:p>
          </table:table-cell>
          <table:table-cell table:formula="of:=ROUND([.N39];4)" office:value-type="percentage" office:value="0.0002" calcext:value-type="percentage">
            <text:p>0.02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61" table:formula="of:=[.D32]/([.D32]+[.D31])" office:value-type="float" office:value="1" calcext:value-type="float">
            <text:p>1</text:p>
          </table:table-cell>
          <table:table-cell table:formula="of:=ROUND([.B40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formula="of:=[.J32]/([.J32]+[.J31])" office:value-type="float" office:value="1" calcext:value-type="float">
            <text:p>1</text:p>
          </table:table-cell>
          <table:table-cell table:style-name="ce66" table:formula="of:=ROUND([.H40];4)"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32]/([.P32]+[.P31])" office:value-type="float" office:value="0.999814849102018" calcext:value-type="float">
            <text:p>0.9998148491</text:p>
          </table:table-cell>
          <table:table-cell table:style-name="ce66" table:formula="of:=ROUND([.N40];4)" office:value-type="percentage" office:value="0.9998" calcext:value-type="percentage">
            <text:p>99.98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2" table:formula="of:=2*[.B36]*[.B37]/([.B36]+[.B37])" office:value-type="float" office:value="0.166666666666667" calcext:value-type="float">
            <text:p>0.1666666667</text:p>
          </table:table-cell>
          <table:table-cell table:style-name="ce69" table:formula="of:=ROUND([.B41];4)" office:value-type="percentage" office:value="0.1667" calcext:value-type="percentage">
            <text:p>16.67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36]*[.H37]/([.H36]+[.H37])" office:value-type="float" office:value="0.311111111111111" calcext:value-type="float">
            <text:p>0.3111111111</text:p>
          </table:table-cell>
          <table:table-cell table:style-name="ce67" table:formula="of:=ROUND([.H41];4)" office:value-type="percentage" office:value="0.3111" calcext:value-type="percentage">
            <text:p>31.11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36]*[.N37]/([.N36]+[.N37])" office:value-type="float" office:value="0.269662921348314" calcext:value-type="float">
            <text:p>0.2696629213</text:p>
          </table:table-cell>
          <table:table-cell table:style-name="ce67" table:formula="of:=ROUND([.N41];4)" office:value-type="percentage" office:value="0.2697" calcext:value-type="percentage">
            <text:p>26.97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16:46:55.156546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15T16:52:54.622725937</dc:date>
    <meta:editing-duration>PT1H11M25S</meta:editing-duration>
    <meta:editing-cycles>11</meta:editing-cycles>
    <meta:document-statistic meta:table-count="2" meta:cell-count="512" meta:object-count="0"/>
  </office:meta>
</office:document-meta>
</file>